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text-properties officeooo:rsid="0009499d" officeooo:paragraph-rsid="0009dfa0"/>
    </style:style>
    <style:style style:name="P3" style:family="paragraph" style:parent-style-name="Standard">
      <style:text-properties officeooo:rsid="0009499d" officeooo:paragraph-rsid="000c821a"/>
    </style:style>
    <style:style style:name="P4" style:family="paragraph" style:parent-style-name="Standard">
      <style:text-properties fo:font-style="italic" officeooo:rsid="0009499d" officeooo:paragraph-rsid="0009499d" style:font-style-asian="italic" style:font-style-complex="italic"/>
    </style:style>
    <style:style style:name="P5" style:family="paragraph" style:parent-style-name="Standard">
      <style:text-properties fo:font-style="italic" officeooo:rsid="000c821a" officeooo:paragraph-rsid="000c821a" style:font-style-asian="italic" style:font-style-complex="italic"/>
    </style:style>
    <style:style style:name="P6" style:family="paragraph" style:parent-style-name="Standard">
      <style:text-properties fo:font-style="italic" officeooo:rsid="000fea70" officeooo:paragraph-rsid="000fea70" style:font-style-asian="italic" style:font-style-complex="italic"/>
    </style:style>
    <style:style style:name="P7" style:family="paragraph" style:parent-style-name="Standard">
      <style:text-properties officeooo:rsid="0009dfa0" officeooo:paragraph-rsid="0009dfa0"/>
    </style:style>
    <style:style style:name="P8" style:family="paragraph" style:parent-style-name="Standard">
      <style:text-properties officeooo:rsid="000ba288" officeooo:paragraph-rsid="000ba288"/>
    </style:style>
    <style:style style:name="P9" style:family="paragraph" style:parent-style-name="Standard">
      <style:text-properties officeooo:rsid="000c821a" officeooo:paragraph-rsid="000c821a"/>
    </style:style>
    <style:style style:name="P10" style:family="paragraph" style:parent-style-name="Standard">
      <style:text-properties officeooo:rsid="000c821a" officeooo:paragraph-rsid="000e5138"/>
    </style:style>
    <style:style style:name="P11" style:family="paragraph" style:parent-style-name="Standard">
      <style:text-properties officeooo:rsid="000e5138" officeooo:paragraph-rsid="000e5138"/>
    </style:style>
    <style:style style:name="P12" style:family="paragraph" style:parent-style-name="Standard">
      <style:text-properties officeooo:rsid="000fea70" officeooo:paragraph-rsid="000fea70"/>
    </style:style>
    <style:style style:name="P13" style:family="paragraph" style:parent-style-name="Standard">
      <style:text-properties officeooo:rsid="0011f365" officeooo:paragraph-rsid="0011f365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c821a" style:font-size-asian="12pt" style:font-name-complex="Arial1" style:font-size-complex="12pt"/>
    </style:style>
    <style:style style:name="T3" style:family="text">
      <style:text-properties style:font-name="Arial" fo:font-size="12pt" officeooo:rsid="000e5138" style:font-size-asian="12pt" style:font-name-complex="Arial1" style:font-size-complex="12pt"/>
    </style:style>
    <style:style style:name="T4" style:family="text">
      <style:text-properties style:font-name="Arial" fo:font-size="12pt" officeooo:rsid="000fea70" style:font-size-asian="12pt" style:font-name-complex="Arial1" style:font-size-complex="12pt"/>
    </style:style>
    <style:style style:name="T5" style:family="text">
      <style:text-properties style:font-name="Arial" fo:font-size="12pt" fo:font-style="italic" style:font-size-asian="12pt" style:font-style-asian="italic" style:font-name-complex="Arial1" style:font-size-complex="12pt"/>
    </style:style>
    <style:style style:name="T6" style:family="text">
      <style:text-properties officeooo:rsid="0009dfa0"/>
    </style:style>
    <style:style style:name="T7" style:family="text">
      <style:text-properties officeooo:rsid="000c821a"/>
    </style:style>
    <style:style style:name="T8" style:family="text">
      <style:text-properties officeooo:rsid="000e5138"/>
    </style:style>
    <style:style style:name="T9" style:family="text">
      <style:text-properties officeooo:rsid="0011f3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Personagens (9):</text:span></text:p>
      <text:p text:style-name="Standard"><text:span text:style-name="T1">- 2 femininos : Julieta e Ama</text:span></text:p>
      <text:p text:style-name="Standard"><text:span text:style-name="T1">- 7 masculinos: Romeu, Frei Lourenço, Mercúcio, Teobaldo, Capuletto, Príncipe, Montéquio.</text:span></text:p>
      <text:p text:style-name="Standard"><text:span text:style-name="T1">Capulettos: Julieta, Teobaldo (primo de Julieta) e o Pai.</text:span></text:p>
      <text:p text:style-name="Standard"><text:span text:style-name="T1">Montequios: Romeu, Mercúcio e Pai Montéquio.</text:span></text:p>
      <text:p text:style-name="P1"/>
      <text:p text:style-name="P1"/>
      <text:p text:style-name="Standard"><text:span text:style-name="T5">Cena 1 (Montéquios e Capulettos brigam na Praça)</text:span></text:p>
      <text:p text:style-name="Standard"><text:span text:style-name="T1">(O príncipe cansado de ver a briga das famílias convoca uma reunião com os Montecchio e os Capuleto) </text:span></text:p>
      <text:p text:style-name="P1"/>
      <text:p text:style-name="Standard"><text:span text:style-name="T1">PRÍNCIPE ESCALA – Se em Verona eu novamente ver as duas famílias brigando, condenarei ambas a pena de morte. Entendido? </text:span></text:p>
      <text:p text:style-name="Standard"><text:span text:style-name="T1">Sr MONTECCHIO – Entendido príncipe, não voltará a acontecer </text:span></text:p>
      <text:p text:style-name="Standard"><text:span text:style-name="T1">Sr CAPULETO – Claro alteza.</text:span></text:p>
      <text:p text:style-name="P1"/>
      <text:p text:style-name="P1"/>
      <text:p text:style-name="Standard"><text:span text:style-name="T1">(Na rua o criado da família Capuleto, Ama, entrega os convites para a festa luxuosa na casa seu senhor depois de uma vitória incrível sobre os Montecchio. Ama, que não sabia ler, aborda Romeu para perguntar sobre os nomes escritos nas cartas) </text:span></text:p>
      <text:p text:style-name="Standard"><text:span text:style-name="T1">AMA – Olá caro rapaz, tem a capacidade da leitura? </text:span></text:p>
      <text:p text:style-name="Standard"><text:span text:style-name="T1">Romeu – Claro Madame, sou devidamente letrado. Do que precisa? </text:span></text:p>
      <text:p text:style-name="Standard"><text:span text:style-name="T1">AMA – Preciso que leia esses nomes para mim. Essa noite terá uma enorme festa de máscaras na casa do meu senhor, que é o mais rico e imponente da cidade.</text:span></text:p>
      <text:p text:style-name="Standard"><text:span text:style-name="T1">Romeu – E quem seria esse nobre senhor? </text:span></text:p>
      <text:p text:style-name="Standard"><text:span text:style-name="T1">AMA – Obviamente o senhor Capuleto. E com sua ajuda, considere-se convidado para a festa.</text:span></text:p>
      <text:p text:style-name="P1"/>
      <text:p text:style-name="P1"/>
      <text:p text:style-name="Standard"><text:span text:style-name="T1">(Romeu lê os nomes das cartas e se despede da senhora partindo em encontro com seu amigo Mercúcio.)</text:span></text:p>
      <text:p text:style-name="Standard"><text:soft-page-break/><text:span text:style-name="T1">Romeu – Oh meu caro Mercúcio, o destino acaba de me presentear. </text:span></text:p>
      <text:p text:style-name="Standard"><text:span text:style-name="T1">Mercúcio – E como o destino lhe afortunou meu caro rapaz para estar com os olhos brilhantes como se tivesse visto a mais bela estrela.</text:span></text:p>
      <text:p text:style-name="Standard"><text:span text:style-name="T1">Romeu – Ainda não pude ver meu rapaz, mas essa noite verei Rosalina, a estrela mais bela</text:span></text:p>
      <text:p text:style-name="Standard"><text:span text:style-name="T1">Mercúcio – Uma Capuleto Romeu? Está são?</text:span></text:p>
      <text:p text:style-name="Standard"><text:span text:style-name="T1">Romeu – O amor não escolhe nome ou se afasta por conflitos, Mercúcio. Entenda isso e essa noite poderei ver minha amada.</text:span></text:p>
      <text:p text:style-name="Standard"><text:span text:style-name="T1">Mercúcio – A cabeça de um apaixonado não tem consciência de suas atitudes, pois iremos meu amigo, iremos na mansão dos Capuleto.</text:span></text:p>
      <text:p text:style-name="Standard"><text:span text:style-name="T1">(Corta a cena para Julieta antes do baile, que está em seu quarto quando seu pai aparece)</text:span></text:p>
      <text:p text:style-name="Standard"><text:span text:style-name="T1">Julieta – Olá meu pai, o que faz aqui?</text:span></text:p>
      <text:p text:style-name="Standard"><text:span text:style-name="T1">Sr Capuleto – Olá minha filha, no baile de hoje à noite virá o Conde Páris e eu e sua mãe decidimos que ele será um ótimo pretendente para nossa filha. Rico e bem letrado será um ótimo noivo. </text:span></text:p>
      <text:p text:style-name="Standard"><text:span text:style-name="T1">AMA – Senhor, tens certeza que não é cedo demais? Julieta ainda é uma menina e...</text:span></text:p>
      <text:p text:style-name="Standard"><text:span text:style-name="T1">Sr Capuleto – (interrompe Ama) Com certeza. Eu e sua mãe já decidimos isso e assim será. Promete que não irá desobedecer a seu pai minha filha? </text:span></text:p>
      <text:p text:style-name="Standard"><text:span text:style-name="T1">Julieta- (fala surpresa com tudo aquilo) – Er... prometo que não o decepcionarei, papai. Aprendo a gostar do Conde Páris se isso os fará feliz.</text:span></text:p>
      <text:p text:style-name="Standard"><text:span text:style-name="T1">Sr Capuleto – Sempre foi uma boa menina, agora vá se arrumar para o baile.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(Corta a cena para Romeu e Mercúcio seguindo para o baile e mascarados como estão <text:s/>conseguem entrar. Depois de um tempo no baile Romeu vê Julieta e se apaixona no mesmo instante)</text:span></text:p>
      <text:p text:style-name="P1"/>
      <text:p text:style-name="Standard"><text:span text:style-name="T1">Romeu – O que és linda donzela? Ela que ensina as tochas a brilhar e no rosto da noite tem um ar de joia rara em rosto de carvão. Ah senhor, será que já amei antes? Pois nunca havia presenciado tamanha beleza para dizer ao certo. </text:span></text:p>
      <text:p text:style-name="P1"/>
      <text:p text:style-name="P1"/>
      <text:p text:style-name="Standard"><text:soft-page-break/><text:span text:style-name="T1">(Feliz por Romeu se apaixonar por uma moça que acreditavam não ser uma Capuleto, Mercúcio não intervêm e Romeu como magnetizado é atraído por Julieta e o olhar de ambos finalmente se encontram. Romeu encantado pela linda moça, não vê obstáculos e rouba ela durante a dança.)</text:span></text:p>
      <text:p text:style-name="Standard"><text:span text:style-name="T1">Romeu – Com licença linda dama, preciso resolver uma questão com a senhorita.</text:span></text:p>
      <text:p text:style-name="Standard"><text:span text:style-name="T1">Julieta – E que questão seria essa? </text:span></text:p>
      <text:p text:style-name="Standard"><text:span text:style-name="T1">Romeu – A questão do amor que sinto e que não deve ser desprezada </text:span></text:p>
      <text:p text:style-name="P1"/>
      <text:p text:style-name="P1"/>
      <text:p text:style-name="Standard"><text:span text:style-name="T1">(Enquanto os dois dançam, Teobaldo, primo de Julieta, reconhece Romeu no Baile)</text:span></text:p>
      <text:p text:style-name="Standard"><text:span text:style-name="T1">Teobaldo – Pela honra de nossa família, o juro a morte, não julgo ser pecado</text:span></text:p>
      <text:p text:style-name="Standard"><text:span text:style-name="T1">Sr Capuleto – Não o faça sobrinho, ouviu o aviso do príncipe. O deixe em paz.</text:span></text:p>
      <text:p text:style-name="Standard"><text:span text:style-name="T1">Teobaldo – Não suportarei tamanha ousadia vinda de um Montecchio</text:span></text:p>
      <text:p text:style-name="Standard"><text:span text:style-name="T1">Sr Capuleto – (fala com raiva para seu sobrinho) Suportará sim pois quem comanda essa família sou eu e não estragará minha festa com suas brigas fúteis, seu petulante. </text:span></text:p>
      <text:p text:style-name="P1"/>
      <text:p text:style-name="P1"/>
      <text:p text:style-name="Standard"><text:span text:style-name="T1">(Enquanto acontece essa briga Romeu sai com Julieta para longe dos convidados. Romeu retira a máscara de Julieta e a encara por um tempo)</text:span></text:p>
      <text:p text:style-name="Standard"><text:span text:style-name="T1">Romeu – Oh minha mão profana que aceita a penitencia ao afagar seu rosto, oh meus lábios que tanto querem peregrinar junto aos seus. </text:span></text:p>
      <text:p text:style-name="Standard"><text:span text:style-name="T1">Julieta – Oh meu doce peregrino, venha peregrinar junto a mim para que nunca mais sinta-se só. </text:span></text:p>
      <text:p text:style-name="Standard"><text:span text:style-name="T1">(Romeu então beija Julieta selando o contrato de amor entre os dois)</text:span></text:p>
      <text:p text:style-name="P1"/>
      <text:p text:style-name="Standard"><text:span text:style-name="T5"/></text:p>
      <text:p text:style-name="Standard"><text:span text:style-name="T5">Cena 4 (No balcão, Romeu jura amor eterno a Julieta e promete casar-se com ela)</text:span></text:p>
      <text:p text:style-name="Standard"><text:span text:style-name="T1">ROMEU – Aqui estou como combinado. Aquela é Julieta? (Julieta aparece na janela)</text:span></text:p>
      <text:p text:style-name="Standard"><text:span text:style-name="T1">JULIETA – (sem ver Romeu) Romeu, Romeu! Ah! por que és um Montéquio? Mas como estou apaixonada...</text:span></text:p>
      <text:p text:style-name="Standard"><text:soft-page-break/><text:span text:style-name="T1">(Julieta, enfim, vê Romeu) Como conseguiste entrar?</text:span></text:p>
      <text:p text:style-name="Standard"><text:span text:style-name="T1">ROMEU – Pulei o muro. Está escuro e teus parentes não conseguiriam me ver.</text:span></text:p>
      <text:p text:style-name="Standard"><text:span text:style-name="T1">JULIETA – Se pegam podem te matar!</text:span></text:p>
      <text:p text:style-name="Standard"><text:span text:style-name="T1">ROMEU – O que me mata é o amor que sinto por ti.</text:span></text:p>
      <text:p text:style-name="Standard"><text:span text:style-name="T1">JULIETA – Tu me amas de verdade?</text:span></text:p>
      <text:p text:style-name="Standard"><text:span text:style-name="T1">ROMEU – Juro pela lua.</text:span></text:p>
      <text:p text:style-name="Standard"><text:span text:style-name="T1">JULIETA – A lua? A lua muda de fazes todas as semanas. Não jures pela lua. Não jures por nada, só por ti mesmo.</text:span></text:p>
      <text:p text:style-name="Standard"><text:span text:style-name="T1">ROMEU – Então eu juro por meu coração...</text:span></text:p>
      <text:p text:style-name="Standard"><text:span text:style-name="T1">JULIETA - Pára! não jures.</text:span></text:p>
      <text:p text:style-name="Standard"><text:span text:style-name="T1">ROMEU – Então eu saio daqui sem um beijo?</text:span></text:p>
      <text:p text:style-name="Standard"><text:span text:style-name="T1">JULIETA – Só depois de casada.</text:span></text:p>
      <text:p text:style-name="Standard"><text:span text:style-name="T1">ROMEU – Então vamos casar. Amanhã mesmo falaremos com Frei Lourenço e vamos nos casar.</text:span></text:p>
      <text:p text:style-name="Standard"><text:span text:style-name="T1">JULIETA – Sim, eu aceito. Vou me encontrar contigo amanhã por volta das dez da manhã. (A Ama chama de dentro). Adeus, Romeu. Estão me chamando. (sai)</text:span></text:p>
      <text:p text:style-name="Standard"><text:span text:style-name="T1">ROMEU - Oh! que noite abençoada! Tenho medo. Este sonho é bom demais para ser realidade.</text:span></text:p>
      <text:p text:style-name="P1"/>
      <text:p text:style-name="P1"/>
      <text:p text:style-name="P1"/>
      <text:p text:style-name="Standard"><text:span text:style-name="T5">Cena 5 (Frei Lourenço recebe Romeu e Julieta)</text:span></text:p>
      <text:p text:style-name="Standard"><text:span text:style-name="T1">ROMEU – Caro amigo, Frei Lourenço, estamos aqui, eu e Julieta para nos casarmos.</text:span></text:p>
      <text:p text:style-name="Standard"><text:span text:style-name="T1">FREI LOURENÇO – Mas que loucura! Vocês são dois jovens adolescentes.</text:span></text:p>
      <text:p text:style-name="Standard"><text:span text:style-name="T1">JULIETA – Meu amor é muito grande e não posso controlá-lo.</text:span></text:p>
      <text:p text:style-name="Standard"><text:span text:style-name="T1">ROMEU – O meu também.</text:span></text:p>
      <text:p text:style-name="Standard"><text:span text:style-name="T1">FREI LOURENÇO – Mas vossas famílias são rivais.</text:span></text:p>
      <text:p text:style-name="Standard"><text:span text:style-name="T1">JULIETA – Trouxemos uma testemunha.</text:span></text:p>
      <text:p text:style-name="Standard"><text:span text:style-name="T1">(Entra a Ama para o espanto do Frei)</text:span></text:p>
      <text:p text:style-name="Standard"><text:span text:style-name="T1">FREI LOURENÇO – Vejo que estão decididos. Você será testemunha dessa união. </text:span></text:p>
      <text:p text:style-name="Standard"><text:soft-page-break/><text:span text:style-name="T1">AMA – Sim, quero ver feliz a minha senhora.</text:span></text:p>
      <text:p text:style-name="Standard"><text:span text:style-name="T1">FREI LOURENÇO – Farei o casamento. Isso poderá aproximar as duas famílias. E é importante que Deus dê o consentimento para que o amor possa se tornar digno e aceito.</text:span></text:p>
      <text:p text:style-name="Standard"><text:span text:style-name="T1">(Música para o casamento. Ao final todos se abraçam)</text:span></text:p>
      <text:p text:style-name="P1"/>
      <text:p text:style-name="P1"/>
      <text:p text:style-name="P1"/>
      <text:p text:style-name="Standard"><text:span text:style-name="T5">Cena 6 (Na rua, estão Teobaldo, Mercúcio e Romeu)</text:span></text:p>
      <text:p text:style-name="Standard"><text:span text:style-name="T3">TEOBALDO</text:span><text:span text:style-name="T1"> – Bem se vê que esta praça está mal frequentada.</text:span></text:p>
      <text:p text:style-name="Standard"><text:span text:style-name="T3">MERCÚCIO</text:span><text:span text:style-name="T1"> – A quem te refere, Teobaldo?</text:span></text:p>
      <text:p text:style-name="Standard"><text:span text:style-name="T1">TEOBALDO – A ti e a família dos Montecchios. </text:span></text:p>
      <text:p text:style-name="Standard"><text:span text:style-name="T1">ROMEU – Estás a me ofender? Porém, por ti não posso ter ódio.</text:span></text:p>
      <text:p text:style-name="Standard"><text:span text:style-name="T3">MERCÚCIO</text:span><text:span text:style-name="T1"> – Mas eu tenho. Venha com tua espada que eu defenderei tua honra.</text:span></text:p>
      <text:p text:style-name="Standard"><text:span text:style-name="T1">(Brigam Teobaldo e Mercúcio. Romeu tenta separar e Mercúcio é morto)</text:span></text:p>
      <text:p text:style-name="Standard"><text:span text:style-name="T3">MERCÚCIO</text:span><text:span text:style-name="T1"> – Estou lançando uma maldição. Que todos vocês, </text:span><text:span text:style-name="T3">Montecchio</text:span><text:span text:style-name="T1"> e </text:span><text:span text:style-name="T3">Capuletos</text:span><text:span text:style-name="T1">, paguem por seu ódio.</text:span></text:p>
      <text:p text:style-name="Standard"><text:span text:style-name="T1">(Mercúcio morre)</text:span></text:p>
      <text:p text:style-name="Standard"><text:span text:style-name="T1">ROMEU – Seu </text:span><text:span text:style-name="T3">imundo</text:span><text:span text:style-name="T1">. Verá o aço de minha vingança.</text:span></text:p>
      <text:p text:style-name="Standard"><text:span text:style-name="T1">(Romeu luta e mata Teobaldo. Chega o sr Montecchio)</text:span></text:p>
      <text:p text:style-name="Standard"><text:span text:style-name="T3">SR. </text:span><text:span text:style-name="T1">MONTÉQUIO – Meu filho, o que fizeste?</text:span></text:p>
      <text:p text:style-name="Standard"><text:span text:style-name="T1">ROMEU – Pai, Mercúcio </text:span><text:span text:style-name="T3">(aponta para o corpo do amigo)</text:span><text:span text:style-name="T1">. Me ajude a levar os corpos para um lugar escondido.</text:span></text:p>
      <text:p text:style-name="Standard"><text:span text:style-name="T3">SR. </text:span><text:span text:style-name="T1">MONTÉQUIO – Sim, meu filho, rápido. (Ajuda a tirá-los de cena)</text:span></text:p>
      <text:p text:style-name="Standard"><text:span text:style-name="T1">ROMEU – E agora, o que farei?</text:span></text:p>
      <text:p text:style-name="Standard"><text:span text:style-name="T3">SR. MONTECCHIO</text:span><text:span text:style-name="T1"> – Fuja para </text:span><text:span text:style-name="T3">longe</text:span><text:span text:style-name="T1">, caro Romeu. Aqui tu serás perseguido pelos Capuleto.</text:span></text:p>
      <text:p text:style-name="Standard"><text:span text:style-name="T3">SR. </text:span><text:span text:style-name="T1">MONTÉQUIO - Conversarei com o príncipe e explicarei que houve um duelo e que defendeste a honra de Mercúcio. Vá, meu filho.</text:span></text:p>
      <text:p text:style-name="Standard"><text:span text:style-name="T1">ROMEU – (saindo) Preciso encontrar-me com Julieta...</text:span></text:p>
      <text:p text:style-name="Standard"><text:span text:style-name="T1">(Saem. Música e Blackout).</text:span></text:p>
      <text:p text:style-name="P1"/>
      <text:p text:style-name="P1"><text:soft-page-break/></text:p>
      <text:p text:style-name="P1"/>
      <text:p text:style-name="Standard"><text:span text:style-name="T5">Cena 7 (Após uma noite de amor, Romeu foge e Julieta recebe a má notícia)</text:span></text:p>
      <text:p text:style-name="Standard"><text:span text:style-name="T1">(Quarto de Julieta. Entram Romeu e Julieta.)</text:span></text:p>
      <text:p text:style-name="Standard"><text:span text:style-name="T1">JULIETA - Já vais partir? O dia ainda está longe. Não foi a cotovia, mas apenas o rouxinol que cantou.</text:span></text:p>
      <text:p text:style-name="Standard"><text:span text:style-name="T1">ROMEU - Foi a cotovia, não foi o rouxinol. O rouxinol canta de madrugada e a cotovia de manhã. Já é de manhã.</text:span></text:p>
      <text:p text:style-name="Standard"><text:span text:style-name="T1">JULIETA - Não é dia ainda. Espera</text:span></text:p>
      <text:p text:style-name="Standard"><text:span text:style-name="T1">ROMEU – Tu queres que me prendam? Se me encontrarem aqui vão me matar.</text:span></text:p>
      <text:p text:style-name="Standard"><text:span text:style-name="T1">JULIETA - É dia; foge! Depressa!</text:span></text:p>
      <text:p text:style-name="Standard"><text:span text:style-name="T1">(Entra a Ama e Romeu despede-se e sai).</text:span></text:p>
      <text:p text:style-name="Standard"><text:span text:style-name="T1">AMA – Senhora, vosso pai se dirige para cá. Romeu já foi. Ah, que bom! (Sai.)</text:span></text:p>
      <text:p text:style-name="Standard"><text:span text:style-name="T1">SENHOR CAPULETTO (dentro) - Ó filha! filha! Já estás de pé? Então, Julieta, como estás?</text:span></text:p>
      <text:p text:style-name="Standard"><text:span text:style-name="T1">JULIETA - Pai, não estou boa.</text:span></text:p>
      <text:p text:style-name="Standard"><text:span text:style-name="T1">SENHOR CAPULETTO - Ainda estás chorando a morte de teu primo Teobaldo?</text:span></text:p>
      <text:p text:style-name="Standard"><text:span text:style-name="T1">JULIETA – Ah, sim. Deixai-me chorar.</text:span></text:p>
      <text:p text:style-name="Standard"><text:span text:style-name="T1">SENHOR CAPULETTO - Sim, menina; mas não deverias chorar pela morte dele e sim porque está vivo o miserável que o matou.</text:span></text:p>
      <text:p text:style-name="Standard"><text:span text:style-name="T1">JULIETA - Que miserável, minha senhora?</text:span></text:p>
      <text:p text:style-name="Standard"><text:span text:style-name="T1">SENHOR CAPULETTO - Esse vilão Romeu. É que esse biltre, esse assassino ainda está com vida.</text:span></text:p>
      <text:p text:style-name="Standard"><text:span text:style-name="T1">JULIETA - Sim, e longe do alcance destas mãos. Oh! se eu, pudesse vingar a morte do meu querido primo!</text:span></text:p>
      <text:p text:style-name="Standard"><text:span text:style-name="T1">SENHOR CAPULETTO - Ainda haveremos de vingá-lo; por isso não te aflijas. Mas agora vim trazer-te notícias mais alegres.</text:span></text:p>
      <text:p text:style-name="Standard"><text:span text:style-name="T1">JULIETA - Vem a tempo. Que notícias são essas?</text:span></text:p>
      <text:p text:style-name="Standard"><text:span text:style-name="T1">SENHOR CAPULETTO - Bem, bem, menina; com um pai zeloso como eu, que para te livrar dessa tristeza planejou um dia de alegria como nem tu esperas.</text:span></text:p>
      <text:p text:style-name="Standard"><text:span text:style-name="T1">JULIETA - Mas, senhor, que dia será esse?</text:span></text:p>
      <text:p text:style-name="Standard"><text:soft-page-break/><text:span text:style-name="T1">SENHOR CAPULETTO - Filha, vê só! Na quinta-feira próxima, na igreja de São Ama o conde Páris, moço valente e nobre te fará finalmente uma alegre noiva</text:span></text:p>
      <text:p text:style-name="Standard"><text:span text:style-name="T1">JULIETA - Ora, por essa igreja de São Ama, e por São Ama, não fará de mim noiva alegre.</text:span></text:p>
      <text:p text:style-name="Standard"><text:span text:style-name="T1">CAPULETTO - Como! Não quer casar?</text:span></text:p>
      <text:p text:style-name="Standard"><text:span text:style-name="T1">JULIETA – Não!</text:span></text:p>
      <text:p text:style-name="Standard"><text:span text:style-name="T1">SENHOR CAPULETTO - Ora essa! Estais maluca?</text:span></text:p>
      <text:p text:style-name="Standard"><text:span text:style-name="T1">JULIETA - Bondoso pai, de joelhos vos suplico...uma palavra.</text:span></text:p>
      <text:p text:style-name="Standard"><text:span text:style-name="T1">CAPULETTO - Tipo desobediente! Já te mostro. Vai quinta-feira à igreja, ou não me encares nunca mais, Nunca mais! Não me repliques coisa nenhuma. Basta! </text:span></text:p>
      <text:p text:style-name="Standard"><text:span text:style-name="T1">(Saem os pais, Julieta chora)</text:span></text:p>
      <text:p text:style-name="P1"/>
      <text:p text:style-name="P1"/>
      <text:p text:style-name="P1"/>
      <text:p text:style-name="P1"/>
      <text:p text:style-name="Standard"><text:span text:style-name="T5">Cena 8 (Príncipe e famílias Montecchio e capuleto)</text:span></text:p>
      <text:p text:style-name="Standard"><text:span text:style-name="T1">Príncipe Verona – Já basta. Condenarei Romeu a morte por tamanho </text:span><text:bookmark text:name="_GoBack"/><text:span text:style-name="T1">infortúnio.</text:span></text:p>
      <text:p text:style-name="Standard"><text:span text:style-name="T1">Sr Capuleto – Vossa majestade, devo intervir pois Romeu apenas estava honrado a vida de seu companheiro, a qual Telbaldo ceifou.</text:span></text:p>
      <text:p text:style-name="Standard"><text:span text:style-name="T1">Príncipe Verona – Estou cansado de tudo isso. Já tomei minha decisão, por seus crimes de ódio e desrespeito a coroa, Romeu será banido de Verona e caso visto novamente aqui, morrerá.</text:span></text:p>
      <text:p text:style-name="Standard"><text:span text:style-name="T1"/></text:p>
      <text:p text:style-name="P4"><text:span text:style-name="T1">Cena </text:span><text:span text:style-name="T2">9</text:span></text:p>
      <text:p text:style-name="P2">(Diante disso, o príncipe de Verona decide exilar Romeu da cidade. No entanto, ele aparece durante à noite para se encontrar com sua amada Julieta. <text:span text:style-name="T6">)</text:span></text:p>
      <text:p text:style-name="P7">JULIETA – Oh amado, Romeu. Sabes que sua cabeça é jurada de morte por toda Verona. O que faz aqui?</text:p>
      <text:p text:style-name="P8">ROMEU – Não poderia sair sem antes ver minha amada. Vamos, Julieta, fuja comigo para depois das montanhas e nunca mais veremos brigas entre nossas famílias.</text:p>
      <text:p text:style-name="P8"><text:soft-page-break/>JULIETA - <text:s/>Fui jurada ao conde Páris Romeu e não poderei deixar a cidade, tentei o máximo que pude adiar a cerimonio, mas o senhor Capuleto não cedeu.</text:p>
      <text:p text:style-name="P8">ROMEU – Então deixe-me acabar com meu lamurio selando nossos corpos uma vez mais, prometendo à deus e os céus que você minha esposa para eternidade.</text:p>
      <text:p text:style-name="P9">(Os dois se deitam mais uma vez e pela manhã Romeu parte)</text:p>
      <text:p text:style-name="P8"><text:s/></text:p>
      <text:p text:style-name="P5">Cena 10</text:p>
      <text:p text:style-name="P3"><text:span text:style-name="T7">(</text:span>Desesperada com <text:span text:style-name="T7">o casamento</text:span>, Julieta decide pedir ajuda ao Frei Lourenço.<text:span text:style-name="T7">)</text:span></text:p>
      <text:p text:style-name="P9">JULIETA – <text:span text:style-name="T8">Frei Lourenço estou aqui porque agora a morte</text:span></text:p>
      <text:p text:style-name="P10"><text:span text:style-name="T1">FREI LOURENÇO – </text:span><text:span text:style-name="T3">O Julieta, porque dizes isso? </text:span></text:p>
      <text:p text:style-name="P11"><text:span text:style-name="T1">JULIETA – Meu amado. Ele partiu e agora minha vida é só solidão e lamentos.</text:span></text:p>
      <text:p text:style-name="P11"><text:span text:style-name="T1">FREI LOURENÇO – E porque presa pela morte? Não vê outras alternativas? </text:span></text:p>
      <text:p text:style-name="P11"><text:span text:style-name="T1">JULIETA – Pois me diga então, já que parece ter tanta certeza. </text:span></text:p>
      <text:p text:style-name="P11"><text:span text:style-name="T1"/></text:p>
      <text:p text:style-name="P11"><text:span text:style-name="T1">(Os dois discutem o plano e Julieta volta contente pra casa como </text:span><text:span text:style-name="T4">elaborado no plano dos dois</text:span><text:span text:style-name="T1">.)</text:span></text:p>
      <text:p text:style-name="P3"/>
      <text:p text:style-name="P6">Cena final</text:p>
      <text:p text:style-name="P12">(O senhor montecchio vai de encontro ao seu filho depois de re<text:span text:style-name="T9">ceber a notícia do falecimento de Julieta)</text:span></text:p>
      <text:p text:style-name="P13">ROMEU – Querido pai, o que fazes aqui?</text:p>
      <text:p text:style-name="P13">SR. MONTECCHIO – Vim lhe avisar da morte de Julieta. </text:p>
      <text:p text:style-name="P13">ROMEU – E por que veio fazer isso? Por que eu ficaria angustiado com a morte de uma Capuleto</text:p>
      <text:p text:style-name="P13">SR. MONTECCHIO – Meu filho, os boates correm pela cidade, sei de amor por ela e mesmo que eu não concorde, vim trazer-lhe tal terrível notícia. </text:p>
      <text:p text:style-name="P13">ROMEU – Nobre de sua parte meu pai. Agora vou aprontar meu cavalo e ir de encontro com minha amada.</text:p>
      <text:p text:style-name="P13">SR. MONTECCHIO – Se for, certamente será pela coroa.</text:p>
      <text:p text:style-name="P13">ROMEU – E se ficar, serei morto pelo coração.</text:p>
      <text:p text:style-name="P13">(E não mais discussão, o senhor Montecchio sabia que não iria conseguir para seu filho, então o foi ajudar. O pai apronta um cavalo e Romeu, fora de si pela tristeza que sentia, Romeu vai a um boticário)</text:p>
      <text:p text:style-name="P13"><text:soft-page-break/>ROMEU – O vendedor, diga-me qual seu veneno mais letal. Capaz de com um só gole matar o maior dos homens. </text:p>
      <text:p text:style-name="P13"/>
      <text:p text:style-name="P3"/>
      <text:p text:style-name="P3"/>
      <text:p text:style-name="P3"/>
      <text:p text:style-name="P3">Inconformado, ele compra um veneno em um boticário. Vai até a cripta da família Capuleto, onde está o corpo de Julieta. Vendo o corpo de sua amada Romeu toma o veneno. Quando Julieta desperta e compreende que Romeu tomou o veneno, ela se mata com o punhal de seu amado. Por fim, proibidos de viverem essa história de amor, eles escolhem a morte. Diante disso, as famílias que antes viviam em discórdias, passam por um momento de paz. 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FERNANDES ARAUJO</meta:initial-creator>
    <meta:editing-cycles>4</meta:editing-cycles>
    <meta:creation-date>2022-07-28T09:56:00</meta:creation-date>
    <dc:date>2022-07-28T12:05:23.925080859</dc:date>
    <meta:editing-duration>PT2H36M53S</meta:editing-duration>
    <meta:generator>LibreOffice/7.0.4.2$Linux_X86_64 LibreOffice_project/00$Build-2</meta:generator>
    <meta:document-statistic meta:table-count="0" meta:image-count="0" meta:object-count="0" meta:page-count="9" meta:paragraph-count="154" meta:word-count="2198" meta:character-count="12517" meta:non-whitespace-character-count="10356"/>
    <meta:user-defined meta:name="AppVersion">16.0000</meta:user-defined>
    <meta:template xlink:type="simple" xlink:actuate="onRequest" xlink:title="Normal.dotm" xlink:href=""/>
  </office:meta>
</office:document-meta>
</file>